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text-properties fo:font-variant="normal" fo:text-transform="none" fo:color="#000000" fo:letter-spacing="normal" officeooo:rsid="001af2d5" officeooo:paragraph-rsid="001af2d5"/>
    </style:style>
    <style:style style:name="P4" style:family="paragraph" style:parent-style-name="Preformatted_20_Text">
      <style:text-properties fo:font-variant="normal" fo:text-transform="none" fo:color="#000000" fo:letter-spacing="normal" officeooo:rsid="001af2d5" officeooo:paragraph-rsid="001af2d5" style:font-style-asian="normal" style:font-weight-asian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orphans="2" fo:widows="2"/>
      <style:text-properties officeooo:rsid="001c95f1" officeooo:paragraph-rsid="001c95f1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가상머신 관리</text:span></text:p>
      <text:p text:style-name="P3"><text:span text:style-name="T1"><text:tab/>- virsh 설치되어야 있어야 </text:span></text:p>
      <text:p text:style-name="P3"><text:span text:style-name="T1"/></text:p>
      <text:p text:style-name="P3"><text:span text:style-name="T1">[</text:span><text:span text:style-name="T2">가상머신 고정</text:span><text:span text:style-name="T1">ip </text:span><text:span text:style-name="T2">설정</text:span><text:span text:style-name="T1">]</text:span></text:p>
      <text:p text:style-name="P2"><text:span text:style-name="T1">virsh dumpxml virtual machine </text:span><text:span text:style-name="T2">이름</text:span></text:p>
      <text:p text:style-name="P2"><text:span text:style-name="T1">vrish dumpxml virtual machine </text:span><text:span text:style-name="T2">이름 </text:span><text:span text:style-name="T1">|gep mac</text:span></text:p>
      <text:p text:style-name="P5"/>
      <text:p text:style-name="P1">virsh net-list</text:p>
      <text:p text:style-name="P2"><text:span text:style-name="T1">virsh net-edit network </text:span><text:span text:style-name="T2">이름</text:span></text:p>
      <text:p text:style-name="P5"/>
      <text:p text:style-name="P1">&lt;dhcp&gt;</text:p>
      <text:p text:style-name="P2"><text:s text:c="2"/><text:span text:style-name="T1">&lt;range start='192.168.122.xxx' end='192.168.122.xxx'/&gt;</text:span></text:p>
      <text:p text:style-name="P2"><text:s text:c="2"/><text:span text:style-name="T1">&lt;host mac='.....' name='server1' ip='192.168.122.xxx'/&gt;</text:span></text:p>
      <text:p text:style-name="P2"><text:s text:c="2"/><text:span text:style-name="T1">&lt;host mac='.....' name='server2' ip='192.168.122.xxx'/&gt;</text:span></text:p>
      <text:p text:style-name="P2"><text:s text:c="2"/><text:span text:style-name="T1">..</text:span></text:p>
      <text:p text:style-name="P1">&lt;/dhcp&gt;</text:p>
      <text:p text:style-name="P5"/>
      <text:p text:style-name="P2"><text:span text:style-name="T1">virsh net-destroy network</text:span><text:span text:style-name="T2">이름</text:span></text:p>
      <text:p text:style-name="P2"><text:span text:style-name="T1">vrish net-start netwwork</text:span><text:span text:style-name="T2">이름</text:span></text:p>
      <text:p text:style-name="P5"/>
      <text:p text:style-name="P6">systemctl restart libvirtd </text:p>
      <text:p text:style-name="P7">--------------------</text:p>
      <text:p text:style-name="P4">정보보안운영</text:p>
      <text:p text:style-name="P1">----------------------------------</text:p>
      <text:p text:style-name="P2"><text:span text:style-name="T1">[</text:span><text:span text:style-name="T2">준비사항</text:span><text:span text:style-name="T1">]</text:span></text:p>
      <text:p text:style-name="P2"><text:span text:style-name="T1">server1</text:span><text:span text:style-name="T2">과 </text:span><text:span text:style-name="T1">server2</text:span><text:span text:style-name="T2">의 </text:span><text:span text:style-name="T1">/etc/hosts </text:span><text:span text:style-name="T2">파일에</text:span></text:p>
      <text:p text:style-name="P2"><text:span text:style-name="T2">각각 상대방 </text:span><text:span text:style-name="T1">host</text:span><text:span text:style-name="T2">를 등록하세요</text:span><text:span text:style-name="T1">.</text:span></text:p>
      <text:p text:style-name="P5"/>
      <text:p text:style-name="P2"><text:span text:style-name="T1">server1 </text:span><text:span text:style-name="T2">에서 <text:s/>필요한 계정을 생성하고 암호설정을 하세요</text:span></text:p>
      <text:p text:style-name="P5"/>
      <text:p text:style-name="P1">younghee</text:p>
      <text:p text:style-name="P1">chulsoo</text:p>
      <text:p text:style-name="P1">haha</text:p>
      <text:p text:style-name="P5"/>
      <text:p text:style-name="P2"><text:span text:style-name="T1">server2 </text:span><text:span text:style-name="T2">에서 필요한 계정을 생성하고 암호설정을 하세요</text:span></text:p>
      <text:p text:style-name="P5"/>
      <text:p text:style-name="P1">younghee</text:p>
      <text:p text:style-name="P1">nara</text:p>
      <text:p text:style-name="P1">hongman</text:p>
      <text:p text:style-name="P5"/>
      <text:p text:style-name="P2"><text:span text:style-name="T1">server2 </text:span><text:span text:style-name="T2">에서는 모든 패키지를 </text:span><text:span text:style-name="T1">update </text:span><text:span text:style-name="T2">하고 리부팅하세요</text:span><text:span text:style-name="T1">.</text:span></text:p>
      <text:p text:style-name="P2"><text:span text:style-name="T2">그리고 </text:span><text:span text:style-name="T1">server2 </text:span><text:span text:style-name="T2">에서 </text:span><text:span text:style-name="T1">"X Window System" Xfce firefox</text:span><text:span text:style-name="T2">를 설치하세요</text:span><text:span text:style-name="T1">.</text:span></text:p>
      <text:p text:style-name="P2"><text:span text:style-name="T1">server2 </text:span><text:span text:style-name="T2">의 디폴트 런레벨을 </text:span><text:span text:style-name="T1">graphical.target </text:span><text:span text:style-name="T2">으로 하세요</text:span><text:span text:style-name="T1">.</text:span></text:p>
      <text:p text:style-name="P1">==&gt; server2: yum update</text:p>
      <text:p text:style-name="P2"><text:s text:c="4"/><text:span text:style-name="T1">server2: reboot</text:span></text:p>
      <text:p text:style-name="P2"><text:s text:c="4"/><text:span text:style-name="T1">server2: yum -y install epel-release ; Xfce </text:span><text:span text:style-name="T2">설치를 위해서</text:span></text:p>
      <text:p text:style-name="P2"><text:s text:c="4"/><text:span text:style-name="T1">server2: yum -y groupinstall "X Window System" Xfce </text:span></text:p>
      <text:p text:style-name="P2"><text:s text:c="4"/><text:span text:style-name="T1">server2: yum -y install firefox</text:span></text:p>
      <text:p text:style-name="P2"><text:s text:c="4"/><text:span text:style-name="T1">server2: systemctl set-default graphical.target</text:span></text:p>
      <text:p text:style-name="P2"><text:s text:c="4"/><text:span text:style-name="T1">server2: systemctl isolate graphical.target ; </text:span><text:span text:style-name="T2">지금당장 </text:span><text:span text:style-name="T1">Xwindow </text:span><text:span text:style-name="T2">사용</text:span></text:p>
      <text:p text:style-name="P5"/>
      <text:p text:style-name="P5"/>
      <text:p text:style-name="P1">----------------------------------------------------------------</text:p>
      <text:p text:style-name="P5"/>
      <text:p text:style-name="P2"><text:span text:style-name="T1">[</text:span><text:span text:style-name="T2">보안접속서비스 </text:span><text:span text:style-name="T1">ssh </text:span><text:span text:style-name="T2">서비스 <text:s/>구현</text:span><text:span text:style-name="T1">]</text:span></text:p>
      <text:p text:style-name="P5"/>
      <text:p text:style-name="P2"><text:span text:style-name="T1">- <text:s/>server1 </text:span><text:span text:style-name="T2">과 </text:span><text:span text:style-name="T1">server2 </text:span><text:span text:style-name="T2">에 각각 </text:span><text:span text:style-name="T1">younghee </text:span><text:span text:style-name="T2">계정을 만들고 암호를 설정하세요</text:span></text:p>
      <text:p text:style-name="P2"><text:span text:style-name="T2">그리고 아래처럼 </text:span><text:span text:style-name="T1">ssh </text:span><text:span text:style-name="T2">공개키 인증이 될수 있도록 설정하세요</text:span><text:span text:style-name="T1">.</text:span></text:p>
      <text:p text:style-name="P5"/>
      <text:p text:style-name="P2"><text:span text:style-name="T1">- server1&gt;younghee </text:span><text:span text:style-name="T2">계정이 <text:s/></text:span><text:span text:style-name="T1">ssh server2 ; </text:span><text:span text:style-name="T2">암호없이 </text:span><text:span text:style-name="T1">login </text:span><text:span text:style-name="T2">되어야합니다</text:span><text:span text:style-name="T1">.</text:span></text:p>
      <text:p text:style-name="P2"><text:soft-page-break/><text:s text:c="2"/><text:span text:style-name="T1">server2&gt;younghee <text:s/></text:span><text:span text:style-name="T2">계정이 <text:s/></text:span><text:span text:style-name="T1">ssh server1 ; phass-phrase : hello </text:span><text:span text:style-name="T2">를 입력하면 </text:span><text:span text:style-name="T1">login </text:span><text:span text:style-name="T2">되어야합니다</text:span><text:span text:style-name="T1">.</text:span></text:p>
      <text:p text:style-name="P5"/>
      <text:p text:style-name="P2"><text:span text:style-name="T1">- server1 </text:span><text:span text:style-name="T2">에서는 </text:span><text:span text:style-name="T1">telnet </text:span><text:span text:style-name="T2">처럼 </text:span><text:span text:style-name="T1">ssh </text:span><text:span text:style-name="T2">로 </text:span><text:span text:style-name="T1">root login </text:span><text:span text:style-name="T2">이 되지 않도록 하세요</text:span><text:span text:style-name="T1">.</text:span></text:p>
      <text:p text:style-name="P5"/>
      <text:p text:style-name="P2"><text:span text:style-name="T1">- <text:s/>server2 </text:span><text:span text:style-name="T2">에서 </text:span><text:span text:style-name="T1">server1 </text:span><text:span text:style-name="T2">로 </text:span><text:span text:style-name="T1">ssh login </text:span><text:span text:style-name="T2">할때 아래의 메세지가 출력되도록 하세요</text:span></text:p>
      <text:p text:style-name="P5"/>
      <text:p text:style-name="P1">*************************************************</text:p>
      <text:p text:style-name="P2"><text:s text:c="4"/><text:span text:style-name="T1">Hacking is not accepted !</text:span></text:p>
      <text:p text:style-name="P2"><text:s text:c="4"/><text:span text:style-name="T1">Do not hacking this server !</text:span></text:p>
      <text:p text:style-name="P2"><text:s text:c="4"/><text:span text:style-name="T1">Illegal attacks are tracked.</text:span></text:p>
      <text:p text:style-name="P1">*************************************************</text:p>
      <text:p text:style-name="P2"><text:s text:c="2"/></text:p>
      <text:p text:style-name="P2"><text:span text:style-name="T1">[</text:span><text:span text:style-name="T2">방화벽 및 </text:span><text:span text:style-name="T1">selinux </text:span><text:span text:style-name="T2">보안 설정</text:span><text:span text:style-name="T1">]</text:span></text:p>
      <text:p text:style-name="P5"/>
      <text:p text:style-name="P2"><text:span text:style-name="T1">- server1 </text:span><text:span text:style-name="T2">에 </text:span><text:span text:style-name="T1">telnet </text:span><text:span text:style-name="T2">서버를 설치하고 </text:span><text:span text:style-name="T1">telnet </text:span><text:span text:style-name="T2">서버의 접속을</text:span></text:p>
      <text:p text:style-name="P2"><text:s text:c="3"/><text:span text:style-name="T1">server2 </text:span><text:span text:style-name="T2">에서만 접속이 가능하도록 방화벽 설정을 하세요</text:span><text:span text:style-name="T1">.</text:span></text:p>
      <text:p text:style-name="P2"><text:s text:c="3"/><text:span text:style-name="T2">리부팅 후에도 아무런 작업없이 텔넷접속이 되어야 합니다</text:span></text:p>
      <text:p text:style-name="P5"/>
      <text:p text:style-name="P2"><text:span text:style-name="T1">- <text:s/>server1 </text:span><text:span text:style-name="T2">에 웹서버를 설치하고 웹서버포트를 </text:span><text:span text:style-name="T1">8080</text:span><text:span text:style-name="T2">으로 변경하세요</text:span><text:span text:style-name="T1">.</text:span></text:p>
      <text:p text:style-name="P2"><text:s text:c="3"/><text:span text:style-name="T1">DocumentRoot <text:s/>/var/myhome </text:span><text:span text:style-name="T2">으로 하세요</text:span><text:span text:style-name="T1">.</text:span></text:p>
      <text:p text:style-name="P2"><text:s text:c="3"/><text:span text:style-name="T1">selinux </text:span><text:span text:style-name="T2">는 </text:span><text:span text:style-name="T1">enforcing </text:span><text:span text:style-name="T2">상태로 하세요</text:span><text:span text:style-name="T1">.</text:span></text:p>
      <text:p text:style-name="P2"><text:s text:c="3"/><text:span text:style-name="T2">방화벽 </text:span><text:span text:style-name="T1">zone</text:span><text:span text:style-name="T2">은 </text:span><text:span text:style-name="T1">public </text:span><text:span text:style-name="T2">으로 하세요</text:span><text:span text:style-name="T1">. </text:span></text:p>
      <text:p text:style-name="P2"><text:s text:c="3"/><text:span text:style-name="T2">리부팅 후에도 <text:s/>웹서버로 <text:s/>접속이 되어야 합니다</text:span><text:span text:style-name="T1">.</text:span></text:p>
      <text:p text:style-name="P5"/>
      <text:p text:style-name="P2"><text:span text:style-name="T1">- <text:s text:c="2"/>server2 </text:span><text:span text:style-name="T2">에서 </text:span></text:p>
      <text:p text:style-name="P2"><text:s text:c="8"/><text:span text:style-name="T1">http://server1.example.com <text:s/></text:span><text:span text:style-name="T2">접속시</text:span></text:p>
      <text:p text:style-name="P2"><text:s text:c="13"/><text:span text:style-name="T1">welcome to server1.example.com <text:s text:c="2"/></text:span><text:span text:style-name="T2">메시지가 출력되어야 합니다</text:span><text:span text:style-name="T1">.</text:span></text:p>
      <text:p text:style-name="P5"/>
      <text:p text:style-name="P1">------------------------------------------------------------------------</text:p>
      <text:p text:style-name="P2"><text:span text:style-name="T1">[loggin </text:span><text:span text:style-name="T2">설정 </text:span><text:span text:style-name="T1">]</text:span></text:p>
      <text:p text:style-name="P5"/>
      <text:p text:style-name="P2"><text:span text:style-name="T1">- server2 </text:span><text:span text:style-name="T2">를 <text:s/>원격로그서버로 구성해서</text:span></text:p>
      <text:p text:style-name="P2"><text:s text:c="2"/><text:span text:style-name="T1">server1 </text:span><text:span text:style-name="T2">의 </text:span><text:span text:style-name="T1">authpriv </text:span><text:span text:style-name="T2">의 모든 메세지를 <text:s/></text:span><text:span text:style-name="T1">server2 </text:span><text:span text:style-name="T2">에 </text:span><text:span text:style-name="T1">/var/log/remote_hosts/server1/</text:span></text:p>
      <text:p text:style-name="P2"><text:s text:c="2"/><text:span text:style-name="T2">디렉토리에 저장되게 하세요</text:span><text:span text:style-name="T1">.</text:span></text:p>
      <text:p text:style-name="P5"/>
      <text:p text:style-name="P2"><text:span text:style-name="T1">- server1 </text:span><text:span text:style-name="T2">에서 </text:span><text:span text:style-name="T1">alert </text:span><text:span text:style-name="T2">레벨이상의 모든 기록을 현재 접속해 있는 </text:span><text:span text:style-name="T1">server1 </text:span><text:span text:style-name="T2">의 모든 사용자들에게 </text:span></text:p>
      <text:p text:style-name="P2"><text:s text:c="3"/><text:span text:style-name="T2">출력되게 하세요</text:span><text:span text:style-name="T1">.</text:span></text:p>
      <text:p text:style-name="P1">----------------------------------------------------------------</text:p>
      <text:p text:style-name="P2"><text:span text:style-name="T1">[</text:span><text:span text:style-name="T2">데이터 암호화</text:span><text:span text:style-name="T1">/</text:span><text:span text:style-name="T2">복호화</text:span><text:span text:style-name="T1">]</text:span></text:p>
      <text:p text:style-name="P5"/>
      <text:p text:style-name="P2"><text:span text:style-name="T1">- server1 </text:span><text:span text:style-name="T2">에서 </text:span><text:span text:style-name="T1">chulsoo </text:span><text:span text:style-name="T2">가 나라한테 비밀편지를 보냅니다</text:span></text:p>
      <text:p text:style-name="P2"><text:s text:c="3"/><text:span text:style-name="T2">누군가가 중간에서 편지를 가로채더라도 내용을 <text:s/>볼수 없도록 </text:span></text:p>
      <text:p text:style-name="P2"><text:s text:c="3"/><text:span text:style-name="T2">비밀편지를 공개키로 <text:s/>암호화하세요</text:span><text:span text:style-name="T1">.</text:span></text:p>
      <text:p text:style-name="P2"><text:s text:c="3"/><text:span text:style-name="T1">server2</text:span><text:span text:style-name="T2">의 </text:span><text:span text:style-name="T1">nara </text:span><text:span text:style-name="T2">만이 </text:span><text:span text:style-name="T1">chulsoo</text:span><text:span text:style-name="T2">가 보낸 비밀편지를 볼수 있어야 합니다</text:span><text:span text:style-name="T1">.</text:span></text:p>
      <text:p text:style-name="P2"><text:s text:c="3"/><text:span text:style-name="T2">썬더메일을 설치하지말고 단순히 </text:span><text:span text:style-name="T1">mail </text:span><text:span text:style-name="T2">명령을 사용하세요</text:span><text:span text:style-name="T1">.</text:span></text:p>
      <text:p text:style-name="P2"><text:s text:c="2"/><text:span text:style-name="T1">(mail </text:span><text:span text:style-name="T2">이 설치안되어 있으면 패키지를 설치해야 합니다</text:span><text:span text:style-name="T1">)</text:span></text:p>
      <text:p text:style-name="P2"><text:s text:c="3"/><text:span text:style-name="T1">ex) mail -s "hi nara" nara@server2 <text:s/>&lt; <text:s/>/home/chlusoo/</text:span><text:span text:style-name="T2">암호화된메일파일</text:span></text:p>
      <text:p text:style-name="P2"><text:s text:c="3"/><text:span text:style-name="T1">nara</text:span><text:span text:style-name="T2">가 메일을 받아서 내용을 볼수 있어야 합니다</text:span><text:span text:style-name="T1">.</text:span></text:p>
      <text:p text:style-name="P5"/>
      <text:p text:style-name="P1">----------------------------------------------------------------</text:p>
      <text:p text:style-name="P2"><text:span text:style-name="T1">[DB </text:span><text:span text:style-name="T2">보안</text:span><text:span text:style-name="T1">]</text:span></text:p>
      <text:p text:style-name="P5"/>
      <text:p text:style-name="P2"><text:span text:style-name="T1">- <text:s/>server1 </text:span><text:span text:style-name="T2">에 </text:span><text:span text:style-name="T1">mariadb </text:span><text:span text:style-name="T2">서버를 설치하고 </text:span></text:p>
      <text:p text:style-name="P2"><text:s text:c="4"/><text:span text:style-name="T2">아래처럼 보안설정을 하세요</text:span><text:span text:style-name="T1">.</text:span></text:p>
      <text:p text:style-name="P5"/>
      <text:p text:style-name="P2"><text:s text:c="4"/><text:span text:style-name="T1">db </text:span><text:span text:style-name="T2">관리자 계정 암호를 설정합니다</text:span><text:span text:style-name="T1">.</text:span></text:p>
      <text:p text:style-name="P2"><text:s text:c="4"/><text:span text:style-name="T1">db </text:span><text:span text:style-name="T2">관리자는 </text:span><text:span text:style-name="T1">local </text:span><text:span text:style-name="T2">에서만 접속을 허용합니다</text:span><text:span text:style-name="T1">.</text:span></text:p>
      <text:p text:style-name="P2"><text:s text:c="4"/><text:span text:style-name="T1">test DB </text:span><text:span text:style-name="T2">는 삭제합니다</text:span><text:span text:style-name="T1">.</text:span></text:p>
      <text:p text:style-name="P2"><text:s text:c="4"/><text:span text:style-name="T1">root </text:span><text:span text:style-name="T2">계정과 일반접속계정 </text:span><text:span text:style-name="T1">wpuser </text:span><text:span text:style-name="T2">계정만 </text:span><text:span text:style-name="T1">DB </text:span><text:span text:style-name="T2">접속이가능해야 합니다</text:span><text:span text:style-name="T1">.</text:span></text:p>
      <text:p text:style-name="P2"><text:s text:c="4"/><text:span text:style-name="T1">wpuser </text:span><text:span text:style-name="T2">계정은 </text:span><text:span text:style-name="T1">wpdb </text:span><text:span text:style-name="T2">의 모든테이블에 대해서 모든 권한을 가져야 합니다</text:span><text:span text:style-name="T1">.</text:span></text:p>
      <text:p text:style-name="P2"><text:soft-page-break/><text:s text:c="4"/><text:span text:style-name="T1">wpuser </text:span><text:span text:style-name="T2">계정은 원격에서도 </text:span><text:span text:style-name="T1">server1 </text:span><text:span text:style-name="T2">의 </text:span><text:span text:style-name="T1">db server </text:span><text:span text:style-name="T2">로 접속이 가능해야 합니다</text:span><text:span text:style-name="T1">.</text:span></text:p>
      <text:p text:style-name="P2"><text:s text:c="4"/><text:span text:style-name="T1">(ex <text:s/>server2</text:span><text:span text:style-name="T2">에서 <text:s/></text:span><text:span text:style-name="T1">&gt; younghee </text:span><text:span text:style-name="T2">계정이 <text:s text:c="2"/></text:span><text:span text:style-name="T1">mysql -u wpuser -h server1.example.com -p )</text:span></text:p>
      <text:p text:style-name="P2"><text:s text:c="8"/></text:p>
      <text:p text:style-name="P5"/>
      <text:p text:style-name="P1">-------------------------------------------------------------</text:p>
      <text:p text:style-name="P2"><text:span text:style-name="T1">[</text:span><text:span text:style-name="T2">사용자 보안 </text:span><text:span text:style-name="T1">]</text:span></text:p>
      <text:p text:style-name="P5"/>
      <text:p text:style-name="P2"><text:span text:style-name="T1">- server1 </text:span><text:span text:style-name="T2">의 </text:span><text:span text:style-name="T1">haha </text:span><text:span text:style-name="T2">는 어떤데이터에 대해서도 </text:span><text:span text:style-name="T1">tar </text:span><text:span text:style-name="T2">백업을 할수 있는</text:span></text:p>
      <text:p text:style-name="P2"><text:s/><text:span text:style-name="T1">sudo </text:span><text:span text:style-name="T2">권한을 가져야 합니다</text:span><text:span text:style-name="T1">.</text:span></text:p>
      <text:p text:style-name="P2"><text:s/><text:span text:style-name="T2">설정완료후 </text:span><text:span text:style-name="T1">haha </text:span><text:span text:style-name="T2">가 </text:span><text:span text:style-name="T1">/home/* <text:s/></text:span><text:span text:style-name="T2">을 </text:span><text:span text:style-name="T1">tar </text:span><text:span text:style-name="T2">백업해서 </text:span><text:span text:style-name="T1">/tmp/home.tar </text:span><text:span text:style-name="T2">로 </text:span></text:p>
      <text:p text:style-name="P2"><text:s/><text:span text:style-name="T2">저장하세요</text:span><text:span text:style-name="T1">.</text:span></text:p>
      <text:p text:style-name="P5"/>
      <text:p text:style-name="P2"><text:span text:style-name="T1">*** </text:span><text:span text:style-name="T2">문제를 다 푼 사람은 <text:s/></text:span></text:p>
      <text:p text:style-name="P5"/>
      <text:p text:style-name="P8"><text:s text:c="2"/><text:span text:style-name="T1">http://172.16.83.100/exam_submit.txt <text:s/></text:span><text:span text:style-name="T2">이 파일을 캡처해서 거기 적혀 있는 내용대로작업해서 <text:s/></text:span><text:span text:style-name="T1">email </text:span><text:span text:style-name="T2">로 제출 <text:s text:c="2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3:00:35.581841424</meta:creation-date>
    <dc:date>2020-06-02T18:21:33.114005483</dc:date>
    <meta:editing-duration>PT5H10M47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3" meta:paragraph-count="104" meta:word-count="1133" meta:character-count="3486" meta:non-whitespace-character-count="2875"/>
  </office:meta>
</office:document-meta>
</file>